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gr1" style:family="graphic">
      <style:graphic-properties draw:stroke="none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-ww-monthly-201602-201702" table:style-name="ta1">
        <table:shapes>
          <draw:frame draw:z-index="0" draw:style-name="gr1" draw:text-style-name="P1" svg:width="453.6pt" svg:height="254.89pt" svg:x="252.23pt" svg:y="156.59pt">
            <loext:p draw:notify-on-update-of-ranges="'comparison-ww-monthly-201602-201702'.A2:'comparison-ww-monthly-201602-201702'.A14 'comparison-ww-monthly-201602-201702'.B1:'comparison-ww-monthly-201602-201702'.B1 'comparison-ww-monthly-201602-201702'.B2:'comparison-ww-monthly-201602-201702'.B14 'comparison-ww-monthly-201602-201702'.C1:'comparison-ww-monthly-201602-201702'.C1 'comparison-ww-monthly-201602-201702'.C2:'comparison-ww-monthly-201602-201702'.C14 'comparison-ww-monthly-201602-201702'.D1:'comparison-ww-monthly-201602-201702'.D1 'comparison-ww-monthly-201602-201702'.D2:'comparison-ww-monthly-201602-201702'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esktop</text:p>
          </table:table-cell>
          <table:table-cell table:style-name="Default" office:value-type="string" calcext:value-type="string">
            <text:p>Mobile</text:p>
          </table:table-cell>
          <table:table-cell table:style-name="Default" office:value-type="string" calcext:value-type="string">
            <text:p>Tablet</text:p>
          </table:table-cell>
        </table:table-row>
        <table:table-row table:style-name="ro2">
          <table:table-cell table:style-name="ce1" office:value-type="date" office:date-value="2016-02-01" calcext:value-type="date">
            <text:p>02/01/16</text:p>
          </table:table-cell>
          <table:table-cell office:value-type="percentage" office:value="0.5582" calcext:value-type="percentage">
            <text:p>55.82%</text:p>
          </table:table-cell>
          <table:table-cell office:value-type="percentage" office:value="0.3896" calcext:value-type="percentage">
            <text:p>38.96%</text:p>
          </table:table-cell>
          <table:table-cell office:value-type="percentage" office:value="0.0522" calcext:value-type="percentage">
            <text:p>5.22%</text:p>
          </table:table-cell>
        </table:table-row>
        <table:table-row table:style-name="ro1">
          <table:table-cell table:style-name="ce1" office:value-type="date" office:date-value="2016-03-01" calcext:value-type="date">
            <text:p>03/01/16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406" calcext:value-type="percentage">
            <text:p>40.60%</text:p>
          </table:table-cell>
          <table:table-cell office:value-type="percentage" office:value="0.052" calcext:value-type="percentage">
            <text:p>5.20%</text:p>
          </table:table-cell>
        </table:table-row>
        <table:table-row table:style-name="ro1">
          <table:table-cell office:value-type="date" office:date-value="2016-04-01" calcext:value-type="date">
            <text:p>04/01/16</text:p>
          </table:table-cell>
          <table:table-cell office:value-type="percentage" office:value="0.5354" calcext:value-type="percentage">
            <text:p>53.54%</text:p>
          </table:table-cell>
          <table:table-cell office:value-type="percentage" office:value="0.4132" calcext:value-type="percentage">
            <text:p>41.32%</text:p>
          </table:table-cell>
          <table:table-cell office:value-type="percentage" office:value="0.0514" calcext:value-type="percentage">
            <text:p>5.14%</text:p>
          </table:table-cell>
        </table:table-row>
        <table:table-row table:style-name="ro1">
          <table:table-cell office:value-type="date" office:date-value="2016-05-01" calcext:value-type="date">
            <text:p>05/01/16</text:p>
          </table:table-cell>
          <table:table-cell office:value-type="percentage" office:value="0.5146" calcext:value-type="percentage">
            <text:p>51.46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0504" calcext:value-type="percentage">
            <text:p>5.04%</text:p>
          </table:table-cell>
        </table:table-row>
        <table:table-row table:style-name="ro1">
          <table:table-cell office:value-type="date" office:date-value="2016-06-01" calcext:value-type="date">
            <text:p>06/01/16</text:p>
          </table:table-cell>
          <table:table-cell office:value-type="percentage" office:value="0.5322" calcext:value-type="percentage">
            <text:p>53.22%</text:p>
          </table:table-cell>
          <table:table-cell office:value-type="percentage" office:value="0.4161" calcext:value-type="percentage">
            <text:p>41.61%</text:p>
          </table:table-cell>
          <table:table-cell office:value-type="percentage" office:value="0.0516" calcext:value-type="percentage">
            <text:p>5.16%</text:p>
          </table:table-cell>
        </table:table-row>
        <table:table-row table:style-name="ro1">
          <table:table-cell office:value-type="date" office:date-value="2016-07-01" calcext:value-type="date">
            <text:p>07/01/16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475" calcext:value-type="percentage">
            <text:p>44.75%</text:p>
          </table:table-cell>
          <table:table-cell office:value-type="percentage" office:value="0.0515" calcext:value-type="percentage">
            <text:p>5.15%</text:p>
          </table:table-cell>
        </table:table-row>
        <table:table-row table:style-name="ro1">
          <table:table-cell office:value-type="date" office:date-value="2016-08-01" calcext:value-type="date">
            <text:p>08/01/16</text:p>
          </table:table-cell>
          <table:table-cell office:value-type="percentage" office:value="0.5061" calcext:value-type="percentage">
            <text:p>50.61%</text:p>
          </table:table-cell>
          <table:table-cell office:value-type="percentage" office:value="0.4441" calcext:value-type="percentage">
            <text:p>44.41%</text:p>
          </table:table-cell>
          <table:table-cell office:value-type="percentage" office:value="0.0498" calcext:value-type="percentage">
            <text:p>4.98%</text:p>
          </table:table-cell>
        </table:table-row>
        <table:table-row table:style-name="ro1">
          <table:table-cell office:value-type="date" office:date-value="2016-09-01" calcext:value-type="date">
            <text:p>09/01/16</text:p>
          </table:table-cell>
          <table:table-cell office:value-type="percentage" office:value="0.5028" calcext:value-type="percentage">
            <text:p>50.28%</text:p>
          </table:table-cell>
          <table:table-cell office:value-type="percentage" office:value="0.4491" calcext:value-type="percentage">
            <text:p>44.91%</text:p>
          </table:table-cell>
          <table:table-cell office:value-type="percentage" office:value="0.0481" calcext:value-type="percentage">
            <text:p>4.81%</text:p>
          </table:table-cell>
        </table:table-row>
        <table:table-row table:style-name="ro1">
          <table:table-cell office:value-type="date" office:date-value="2016-10-01" calcext:value-type="date">
            <text:p>10/01/16</text:p>
          </table:table-cell>
          <table:table-cell office:value-type="percentage" office:value="0.4874" calcext:value-type="percentage">
            <text:p>48.74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473" calcext:value-type="percentage">
            <text:p>4.73%</text:p>
          </table:table-cell>
        </table:table-row>
        <table:table-row table:style-name="ro1">
          <table:table-cell office:value-type="date" office:date-value="2016-11-01" calcext:value-type="date">
            <text:p>11/01/16</text:p>
          </table:table-cell>
          <table:table-cell office:value-type="percentage" office:value="0.4693" calcext:value-type="percentage">
            <text:p>46.93%</text:p>
          </table:table-cell>
          <table:table-cell office:value-type="percentage" office:value="0.4825" calcext:value-type="percentage">
            <text:p>48.25%</text:p>
          </table:table-cell>
          <table:table-cell office:value-type="percentage" office:value="0.0482" calcext:value-type="percentage">
            <text:p>4.82%</text:p>
          </table:table-cell>
        </table:table-row>
        <table:table-row table:style-name="ro1">
          <table:table-cell office:value-type="date" office:date-value="2016-12-01" calcext:value-type="date">
            <text:p>12/01/16</text:p>
          </table:table-cell>
          <table:table-cell office:value-type="percentage" office:value="0.4479" calcext:value-type="percentage">
            <text:p>44.79%</text:p>
          </table:table-cell>
          <table:table-cell office:value-type="percentage" office:value="0.5031" calcext:value-type="percentage">
            <text:p>50.31%</text:p>
          </table:table-cell>
          <table:table-cell office:value-type="percentage" office:value="0.049" calcext:value-type="percentage">
            <text:p>4.90%</text:p>
          </table:table-cell>
        </table:table-row>
        <table:table-row table:style-name="ro1">
          <table:table-cell office:value-type="date" office:date-value="2017-01-01" calcext:value-type="date">
            <text:p>01/01/17</text:p>
          </table:table-cell>
          <table:table-cell office:value-type="percentage" office:value="0.4527" calcext:value-type="percentage">
            <text:p>45.27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0513" calcext:value-type="percentage">
            <text:p>5.13%</text:p>
          </table:table-cell>
        </table:table-row>
        <table:table-row table:style-name="ro1">
          <table:table-cell office:value-type="date" office:date-value="2017-02-01" calcext:value-type="date">
            <text:p>02/01/17</text:p>
          </table:table-cell>
          <table:table-cell office:value-type="percentage" office:value="0.4523" calcext:value-type="percentage">
            <text:p>45.23%</text:p>
          </table:table-cell>
          <table:table-cell office:value-type="percentage" office:value="0.4973" calcext:value-type="percentage">
            <text:p>49.73%</text:p>
          </table:table-cell>
          <table:table-cell office:value-type="percentage" office:value="0.0504" calcext:value-type="percentage">
            <text:p>5.0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 number:title="User-defined">
      <number:number number:decimal-places="0" loext:min-decimal-places="0" number:min-integer-digits="0"/>
      <number:text>%</number:text>
    </number:percentage-style>
    <number:percentage-style style:name="N122">
      <number:number number:min-integer-digits="1"/>
      <number:text>%</number:text>
    </number:percentage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5:28:10.072731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6T15:37:21.243368309</dc:date>
    <meta:editing-duration>PT50M56S</meta:editing-duration>
    <meta:editing-cycles>5</meta:editing-cycles>
    <meta:generator>LibreOffice/5.3.1.2$Linux_X86_64 LibreOffice_project/3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oto Sans'" style:font-style-name="Regular" fo:font-size="12pt" style:font-size-asian="13pt" style:font-size-complex="13pt"/>
    </style:style>
    <style:style style:name="ch3" style:family="chart">
      <style:chart-properties style:rotation-angle="0"/>
      <style:text-properties fo:font-family="'Noto Sans'" style:font-style-name="Regular"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Noto Sans'" style:font-style-name="Regular"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32">
      <style:chart-properties chart:display-label="true" chart:logarithmic="false" chart:reverse-direction="false" text:line-break="false" loext:try-staggering-first="false" chart:link-data-style-to-source="false" chart:axis-position="0"/>
      <style:graphic-properties draw:stroke="none" draw:stroke-dash="ChartDash_20_4" svg:stroke-color="#b3b3b3"/>
      <style:text-properties fo:font-family="'Noto Sans'" style:font-style-name="Regular" fo:font-size="10pt" style:font-size-asian="10pt" style:font-size-complex="10pt"/>
    </style:style>
    <style:style style:name="ch7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draw:stroke="none" svg:stroke-color="#b3b3b3"/>
      <style:text-properties fo:font-family="'Noto Mono'" style:font-style-name="Regular" style:font-pitch="fixed" fo:font-size="10pt" style:font-size-asian="10pt" style:font-size-complex="10pt"/>
    </style:style>
    <style:style style:name="ch8" style:family="chart" style:data-style-name="N10">
      <style:chart-properties chart:symbol-type="none" chart:link-data-style-to-source="true"/>
      <style:graphic-properties draw:stroke="dash" draw:stroke-dash="ChartDash_20_2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line" chart:style-name="ch1">
        <chart:title svg:x="4.984cm" svg:y="0.172cm" chart:style-name="ch2">
          <text:p>Platform Market Share Worldwide</text:p>
        </chart:title>
        <chart:subtitle svg:x="6.142cm" svg:y="1.075cm" chart:style-name="ch3">
          <text:p>Feb 2016 to Feb 2017</text:p>
        </chart:subtitle>
        <chart:legend svg:x="4.129cm" svg:y="8.231cm" style:legend-expansion="custom" chartooo:width="8.088cm" chartooo:height="0.732cm" style:legend-expansion-aspect-ratio="11.0491803278689" chart:style-name="ch4"/>
        <chart:plot-area chart:style-name="ch5" table:cell-range-address="'comparison-ww-monthly-201602-201702'.A2:'comparison-ww-monthly-201602-201702'.D14 'comparison-ww-monthly-201602-201702'.B1:'comparison-ww-monthly-201602-201702'.D1" chart:data-source-has-labels="both" svg:x="-0.118cm" svg:y="1.59cm" svg:width="15.355cm" svg:height="6.71cm">
          <chartooo:coordinate-region svg:x="0.768cm" svg:y="1.79cm" svg:width="14.469cm" svg:height="5.837cm"/>
          <chart:axis chart:dimension="x" chart:name="primary-x" chart:style-name="ch6" chartooo:axis-type="auto">
            <chartooo:date-scale/>
            <chart:categories table:cell-range-address="'comparison-ww-monthly-201602-201702'.A2:'comparison-ww-monthly-201602-201702'.A14"/>
          </chart:axis>
          <chart:axis chart:dimension="y" chart:name="primary-y" chart:style-name="ch7"/>
          <chart:series chart:style-name="ch8" chart:values-cell-range-address="'comparison-ww-monthly-201602-201702'.B2:'comparison-ww-monthly-201602-201702'.B14" chart:label-cell-address="'comparison-ww-monthly-201602-201702'.B1:'comparison-ww-monthly-201602-201702'.B1" chart:class="chart:line">
            <chart:data-point chart:repeated="13"/>
          </chart:series>
          <chart:series chart:style-name="ch9" chart:values-cell-range-address="'comparison-ww-monthly-201602-201702'.C2:'comparison-ww-monthly-201602-201702'.C14" chart:label-cell-address="'comparison-ww-monthly-201602-201702'.C1:'comparison-ww-monthly-201602-201702'.C1" chart:class="chart:line">
            <chart:data-point chart:repeated="13"/>
          </chart:series>
          <chart:series chart:style-name="ch10" chart:values-cell-range-address="'comparison-ww-monthly-201602-201702'.D2:'comparison-ww-monthly-201602-201702'.D14" chart:label-cell-address="'comparison-ww-monthly-201602-201702'.D1:'comparison-ww-monthly-201602-201702'.D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'comparison-ww-monthly-201602-201702'.B1:'comparison-ww-monthly-201602-201702'.B1</svg:desc>
                </draw:g>
              </table:table-cell>
              <table:table-cell office:value-type="string">
                <text:p>Mobile</text:p>
                <draw:g>
                  <svg:desc>'comparison-ww-monthly-201602-201702'.C1:'comparison-ww-monthly-201602-201702'.C1</svg:desc>
                </draw:g>
              </table:table-cell>
              <table:table-cell office:value-type="string">
                <text:p>Tablet</text:p>
                <draw:g>
                  <svg:desc>'comparison-ww-monthly-201602-201702'.D1:'comparison-ww-monthly-201602-201702'.D1</svg:desc>
                </draw:g>
              </table:table-cell>
            </table:table-row>
          </table:table-header-rows>
          <table:table-rows>
            <table:table-row>
              <table:table-cell office:value-type="float" office:value="42401">
                <text:p>42401</text:p>
                <draw:g>
                  <svg:desc>'comparison-ww-monthly-201602-201702'.A2:'comparison-ww-monthly-201602-201702'.A14</svg:desc>
                </draw:g>
              </table:table-cell>
              <table:table-cell office:value-type="float" office:value="0.5582">
                <text:p>0.5582</text:p>
                <draw:g>
                  <svg:desc>'comparison-ww-monthly-201602-201702'.B2:'comparison-ww-monthly-201602-201702'.B14</svg:desc>
                </draw:g>
              </table:table-cell>
              <table:table-cell office:value-type="float" office:value="0.3896">
                <text:p>0.3896</text:p>
                <draw:g>
                  <svg:desc>'comparison-ww-monthly-201602-201702'.C2:'comparison-ww-monthly-201602-201702'.C14</svg:desc>
                </draw:g>
              </table:table-cell>
              <table:table-cell office:value-type="float" office:value="0.0522">
                <text:p>0.0522</text:p>
                <draw:g>
                  <svg:desc>'comparison-ww-monthly-201602-201702'.D2:'comparison-ww-monthly-201602-201702'.D14</svg:desc>
                </draw:g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0.5419">
                <text:p>0.5419</text:p>
              </table:table-cell>
              <table:table-cell office:value-type="float" office:value="0.406">
                <text:p>0.40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0.5354">
                <text:p>0.5354</text:p>
              </table:table-cell>
              <table:table-cell office:value-type="float" office:value="0.4132">
                <text:p>0.4132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0.5146">
                <text:p>0.5146</text:p>
              </table:table-cell>
              <table:table-cell office:value-type="float" office:value="0.435">
                <text:p>0.435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0.5322">
                <text:p>0.5322</text:p>
              </table:table-cell>
              <table:table-cell office:value-type="float" office:value="0.4161">
                <text:p>0.4161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0.501">
                <text:p>0.501</text:p>
              </table:table-cell>
              <table:table-cell office:value-type="float" office:value="0.4475">
                <text:p>0.4475</text:p>
              </table:table-cell>
              <table:table-cell office:value-type="float" office:value="0.0515">
                <text:p>0.051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0.5061">
                <text:p>0.5061</text:p>
              </table:table-cell>
              <table:table-cell office:value-type="float" office:value="0.4441">
                <text:p>0.4441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0.5028">
                <text:p>0.5028</text:p>
              </table:table-cell>
              <table:table-cell office:value-type="float" office:value="0.4491">
                <text:p>0.449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0.4874">
                <text:p>0.4874</text:p>
              </table:table-cell>
              <table:table-cell office:value-type="float" office:value="0.4653">
                <text:p>0.4653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0.4693">
                <text:p>0.4693</text:p>
              </table:table-cell>
              <table:table-cell office:value-type="float" office:value="0.4825">
                <text:p>0.4825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0.4479">
                <text:p>0.4479</text:p>
              </table:table-cell>
              <table:table-cell office:value-type="float" office:value="0.5031">
                <text:p>0.503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0.4527">
                <text:p>0.4527</text:p>
              </table:table-cell>
              <table:table-cell office:value-type="float" office:value="0.496">
                <text:p>0.496</text:p>
              </table:table-cell>
              <table:table-cell office:value-type="float" office:value="0.0513">
                <text:p>0.0513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0.4523">
                <text:p>0.4523</text:p>
              </table:table-cell>
              <table:table-cell office:value-type="float" office:value="0.4973">
                <text:p>0.4973</text:p>
              </table:table-cell>
              <table:table-cell office:value-type="float" office:value="0.0504">
                <text:p>0.0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97%"/>
    <draw:stroke-dash draw:name="ChartDash_20_3" draw:display-name="ChartDash 3" draw:style="rect" draw:dots1="1" draw:distance="0.457cm"/>
    <draw:stroke-dash draw:name="ChartDash_20_4" draw:display-name="ChartDash 4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